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391cm" svg:x="2.286cm" svg:y="8.293cm" presentation:class="title" presentation:user-transformed="true">
          <draw:text-box>
            <text:p text:style-name="P2"><text:span text:style-name="T1">Práctica 2: Django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13T08:29:35.297969601</dc:date>
    <meta:editing-duration>P7DT21H10M51S</meta:editing-duration>
    <meta:editing-cycles>500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